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6cm" svg:y1="19cm" svg:x2="6cm" svg:y2="14cm">
          <text:p text:style-name="P3"/>
        </draw:line>
        <draw:line draw:style-name="gr1" draw:text-style-name="P1" draw:layer="layout" svg:x1="5cm" svg:y1="18cm" svg:x2="17cm" svg:y2="18cm">
          <text:p text:style-name="P3"/>
        </draw:line>
        <draw:frame draw:style-name="gr2" draw:text-style-name="P2" draw:layer="layout" svg:width="6cm" svg:height="1.25cm" svg:x="7cm" svg:y="16.5cm">
          <draw:text-box>
            <text:p text:style-name="P2"><text:span text:style-name="T1">Basic EAPM</text:span></text:p>
          </draw:text-box>
        </draw:frame>
        <draw:frame draw:style-name="gr2" draw:text-style-name="P3" draw:layer="layout" svg:width="8.9cm" svg:height="1.25cm" svg:x="10.5cm" svg:y="18.5cm">
          <draw:text-box>
            <text:p text:style-name="P3">Reuse of Historical Samples</text:p>
          </draw:text-box>
        </draw:frame>
        <draw:frame draw:style-name="gr2" draw:text-style-name="P3" draw:layer="layout" svg:width="7.6cm" svg:height="1.825cm" svg:x="2.2cm" svg:y="12.8cm">
          <draw:text-box>
            <text:p text:style-name="P3">Hierarchical Control</text:p>
            <text:p text:style-name="P3">(Multi-start)</text:p>
          </draw:text-box>
        </draw:frame>
        <draw:frame draw:style-name="gr2" draw:text-style-name="P3" draw:layer="layout" svg:width="5cm" svg:height="1.825cm" svg:x="2cm" svg:y="16.175cm">
          <draw:text-box>
            <text:p text:style-name="P3">Annealing</text:p>
            <text:p text:style-name="P3">(Single-start)</text:p>
          </draw:text-box>
        </draw:frame>
        <draw:frame draw:style-name="gr3" draw:text-style-name="P2" draw:layer="layout" svg:width="4.2cm" svg:height="1.216cm" svg:x="13.4cm" svg:y="16.5cm">
          <draw:text-box>
            <text:p text:style-name="P2"><text:span text:style-name="T1">RPM</text:span></text:p>
          </draw:text-box>
        </draw:frame>
        <draw:frame draw:style-name="gr3" draw:text-style-name="P2" draw:layer="layout" svg:width="5cm" svg:height="1.216cm" svg:x="8.1cm" svg:y="14.4cm">
          <draw:text-box>
            <text:p text:style-name="P2"><text:span text:style-name="T1">HIS</text:span></text:p>
          </draw:text-box>
        </draw:frame>
        <draw:custom-shape draw:style-name="gr4" draw:text-style-name="P1" draw:layer="layout" svg:width="18cm" svg:height="8cm" svg:x="1cm" svg:y="12.3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cm" svg:height="1.5cm" svg:x="8.8cm" svg:y="20.7cm">
          <text:p text:style-name="P3"/>
          <draw:enhanced-geometry svg:viewBox="0 0 21600 21600" draw:text-areas="?f0 ?f7 ?f2 21600" draw:type="up-arrow" draw:modifiers="10217.1885409727 5578.140619793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7.3cm" svg:height="1.825cm" svg:x="6.7cm" svg:y="22.676cm">
          <draw:text-box>
            <text:p text:style-name="P4">Convergence Schedule</text:p>
            <text:p text:style-name="P4">ERS</text:p>
          </draw:text-box>
        </draw:frame>
        <draw:custom-shape draw:style-name="gr4" draw:text-style-name="P1" draw:layer="layout" svg:width="7.5cm" svg:height="2cm" svg:x="6.6cm" svg:y="22.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cm" svg:height="0.9cm" svg:x="8.5cm" svg:y="15.6cm">
          <text:p text:style-name="P3"/>
          <draw:enhanced-geometry svg:viewBox="0 0 21600 21600" draw:text-areas="?f0 ?f7 ?f2 21600" draw:type="up-arrow" draw:modifiers="9667.13286713287 6705.929380413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1cm" svg:height="1cm" draw:transform="rotate (-1.57079632679579) translate (13.2cm 16.6cm)">
          <text:p text:style-name="P3"/>
          <draw:enhanced-geometry svg:viewBox="0 0 21600 21600" draw:text-areas="?f0 ?f7 ?f2 21600" draw:type="up-arrow" draw:modifiers="9667.13286713287 6705.92938041306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2-07T15:53:30</meta:creation-date>
    <dc:date>2008-02-07T16:11:09</dc:date>
    <meta:editing-cycles>4</meta:editing-cycles>
    <meta:editing-duration>PT17M4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